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size="12pt" style:font-size-asian="12pt" style:font-size-complex="12pt"/>
    </style:style>
    <style:style style:name="P2"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font-size="14pt" style:font-size-asian="14pt" style:font-size-complex="14pt"/>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style:text-underline-style="none" fo:font-weight="bold" style:font-weight-asian="bold" style:font-weight-complex="bold"/>
    </style:style>
    <style:style style:name="P12" style:family="paragraph" style:parent-style-name="Heading_20_2">
      <style:paragraph-properties fo:text-align="start" style:justify-single-word="false"/>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start" style:justify-single-word="false"/>
      <style:text-properties fo:font-size="12pt" style:font-size-asian="12pt" style:font-size-complex="12pt"/>
    </style:style>
    <style:style style:name="P15" style:family="paragraph" style:parent-style-name="Heading_20_1">
      <style:paragraph-properties fo:text-align="start" style:justify-single-word="false"/>
      <style:text-properties fo:font-size="14pt" style:font-size-asian="14pt" style:font-size-complex="14pt"/>
    </style:style>
    <style:style style:name="P16" style:family="paragraph" style:parent-style-name="Heading_20_3">
      <style:paragraph-properties fo:text-align="start" style:justify-single-word="false"/>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size="14pt" fo:font-weight="bold"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ava Api And Lib Overview</text:p>
      <text:p text:style-name="P6"/>
      <text:h text:style-name="P16" text:outline-level="3"><text:span text:style-name="T2">read: </text:span><text:a xlink:type="simple" xlink:href="https://github.com/akullpp/awesome-java" text:style-name="Internet_20_link" text:visited-style-name="Visited_20_Internet_20_Link"><text:span text:style-name="T2">https://github.com/akullpp/awesome-java</text:span></text:a><text:span text:style-name="T2"><text:line-break/></text:span><text:span text:style-name="T3">read: </text:span><text:a xlink:type="simple" xlink:href="https://dzone.com/articles/20-useful-open-source-libraries-for-java-programme" text:style-name="Internet_20_link" text:visited-style-name="Visited_20_Internet_20_Link"><text:span text:style-name="T3">https://dzone.com/articles/20-useful-open-source-libraries-for-java-programme</text:span></text:a></text:h>
      <text:h text:style-name="P13" text:outline-level="1"><text:bookmark text:name="0275"/><text:span text:style-name="T4">Apache Commons</text:span></text:h>
      <text:p text:style-name="P2"><text:span text:style-name="T1">Java Collections Framework extension, </text:span><text:span text:style-name="T1">Mathematics and Statistics components.,JDBC Helper, uUtilities </text:span></text:p>
      <text:p text:style-name="P2"><text:span text:style-name="T1"/></text:p>
      <text:h text:style-name="P16" text:outline-level="3"><text:a xlink:type="simple" xlink:href="http://commons.apache.org/proper/commons-math/" office:target-frame-name="_blank" xlink:show="new" text:style-name="Internet_20_link" text:visited-style-name="Visited_20_Internet_20_Link"><text:span text:style-name="T2">Commons Math</text:span></text:a></text:h>
      <text:p text:style-name="P7">mathematics library from Apache Commons. It features mathematics and statistics components </text:p>
      <text:p text:style-name="P7"/>
      <text:h text:style-name="P16" text:outline-level="3"><text:a xlink:type="simple" xlink:href="http://www.lwjgl.org/" office:target-frame-name="_blank" xlink:show="new" text:style-name="Internet_20_link" text:visited-style-name="Visited_20_Internet_20_Link">LWJGL 3</text:a></text:h>
      <text:p text:style-name="P7">is a cross-platform library for designing Java games. </text:p>
      <text:p text:style-name="P7"/>
      <text:h text:style-name="P16" text:outline-level="3"><text:a xlink:type="simple" xlink:href="http://jsoup.org/" office:target-frame-name="_blank" xlink:show="new" text:style-name="Internet_20_link" text:visited-style-name="Visited_20_Internet_20_Link">Jsoup</text:a></text:h>
      <text:p text:style-name="P7">Java HTML parser library which parses HTML to the same DOM just like modern browsers. </text:p>
      <text:p text:style-name="P7"/>
      <text:h text:style-name="P15" text:outline-level="1"><text:bookmark text:name="bf9d"/>Webmagic</text:h>
      <text:p text:style-name="P7">excellent Web crawler library that covers the complete life-cycle of crawler: downloading, URL management, content extraction, persistence. </text:p>
      <text:p text:style-name="P7"/>
      <text:h text:style-name="P16" text:outline-level="3"><text:a xlink:type="simple" xlink:href="http://www.eclipse.org/swt/" office:target-frame-name="_blank" xlink:show="new" text:style-name="Internet_20_link" text:visited-style-name="Visited_20_Internet_20_Link">SWT</text:a></text:h>
      <text:p text:style-name="P7">open-source widget library designed for Java. It provides a portable, efficient access to the user interface elements of the operating system </text:p>
      <text:p text:style-name="P7"/>
      <text:h text:style-name="P16" text:outline-level="3"><text:a xlink:type="simple" xlink:href="https://logging.apache.org/log4j/1.2/" office:target-frame-name="_blank" xlink:show="new" text:style-name="Internet_20_link" text:visited-style-name="Visited_20_Internet_20_Link">Apache Log4j</text:a></text:h>
      <text:p text:style-name="P7">ogging library for Java which allows logging at runtime without modifying the application binary </text:p>
      <text:p text:style-name="P7"/>
      <text:h text:style-name="P14" text:outline-level="1"><text:bookmark text:name="cf92"/>SLF4J</text:h>
      <text:p text:style-name="P1">logging</text:p>
      <text:p text:style-name="P8"/>
      <text:h text:style-name="P14" text:outline-level="1"><text:bookmark text:name="d5e6"/>Log4j 2</text:h>
      <text:p text:style-name="P1">logging</text:p>
      <text:p text:style-name="P7"/>
      <text:h text:style-name="P16" text:outline-level="3"><text:soft-page-break/><text:a xlink:type="simple" xlink:href="https://github.com/FasterXML/jackson" office:target-frame-name="_blank" xlink:show="new" text:style-name="Internet_20_link" text:visited-style-name="Visited_20_Internet_20_Link">Jackson</text:a></text:h>
      <text:p text:style-name="P7">standard JSON parser library for Java (and other format like BSON, AVRO, CBOR, CSV, XML and more) </text:p>
      <text:p text:style-name="P7"/>
      <text:h text:style-name="P15" text:outline-level="1">Gson</text:h>
      <text:p text:style-name="P3"><text:span text:style-name="T6">minimalistic library and only supports JSON. It offers Data Binding, extensive Generic support, flexible customization </text:span></text:p>
      <text:p text:style-name="P3"><text:span text:style-name="T6"/></text:p>
      <text:p text:style-name="P3"><text:span text:style-name="T6"/></text:p>
      <text:p text:style-name="P5"><text:bookmark text:name="6ddc"/><text:span text:style-name="T7">JAXB</text:span></text:p>
      <text:p text:style-name="P7">XML support, including data binding. </text:p>
      <text:p text:style-name="P7"/>
      <text:h text:style-name="P16" text:outline-level="3"><text:a xlink:type="simple" xlink:href="http://www.jfree.org/jfreechart/" office:target-frame-name="_blank" xlink:show="new" text:style-name="Internet_20_link" text:visited-style-name="Visited_20_Internet_20_Link">JFreeChart</text:a></text:h>
      <text:p text:style-name="P7">free Java chart library </text:p>
      <text:p text:style-name="P7"/>
      <text:h text:style-name="P16" text:outline-level="3"><text:a xlink:type="simple" xlink:href="https://github.com/google/guava" office:target-frame-name="_blank" xlink:show="new" text:style-name="Internet_20_link" text:visited-style-name="Visited_20_Internet_20_Link">Google Guava </text:a></text:h>
      <text:p text:style-name="P7">Java utilities </text:p>
      <text:p text:style-name="P7"/>
      <text:h text:style-name="P16" text:outline-level="3"><text:a xlink:type="simple" xlink:href="http://hibernate.org/orm/" office:target-frame-name="_blank" xlink:show="new" text:style-name="Internet_20_link" text:visited-style-name="Visited_20_Internet_20_Link">Hibernate ORM</text:a></text:h>
      <text:p text:style-name="P7">object/relation mapping library </text:p>
      <text:p text:style-name="P7"/>
      <text:h text:style-name="P15" text:outline-level="1">JavaFX Third Party Tools and Utilities </text:h>
      <text:p text:style-name="P1"><text:a xlink:type="simple" xlink:href="https://www.oracle.com/java/technologies/javafx/jstack.html" text:style-name="Internet_20_link" text:visited-style-name="Visited_20_Internet_20_Link">https://www.oracle.com/java/technologies/javafx/jstack.html</text:a></text:p>
      <text:h text:style-name="P15" text:outline-level="1"><text:bookmark text:name="d9f6"/>RxJava</text:h>
      <text:p text:style-name="P1">Reactive Extensions </text:p>
      <text:h text:style-name="P15" text:outline-level="1"><text:bookmark text:name="d094"/>OkHttp</text:h>
      <text:p text:style-name="P4">s the simplest yet powerful HTTP client library in the JVM </text:p>
      <text:h text:style-name="P15" text:outline-level="1"><text:bookmark text:name="26db"/>MyBatis</text:h>
      <text:p text:style-name="P8">to map Java Object to Stored Procedure or SQL statements. </text:p>
      <text:p text:style-name="P8"/>
      <text:h text:style-name="P14" text:outline-level="1"><text:bookmark text:name="934f"/>HikariCP</text:h>
      <text:p text:style-name="P8">s a very fast yet lightweight Database connection pooling in JVM </text:p>
      <text:p text:style-name="P8"/>
      <text:h text:style-name="P14" text:outline-level="1"><text:bookmark text:name="7587"/><text:soft-page-break/>Lombok</text:h>
      <text:p text:style-name="P8">generate getters, setters, hashcode, equals, toString </text:p>
      <text:p text:style-name="P8"/>
      <text:h text:style-name="P14" text:outline-level="1"><text:bookmark text:name="dfb8"/>VAVR</text:h>
      <text:p text:style-name="P8">library that can fill the gap of the functional programming features in Java. It provides persistent collections, functional abstractions for error handling, concurrent programming, pattern matching, and much more. </text:p>
      <text:p text:style-name="P8"/>
      <text:h text:style-name="P14" text:outline-level="1"><text:bookmark text:name="3b32"/>JIB</text:h>
      <text:p text:style-name="P7"><text:span text:style-name="T6">Dockerizing a Java application </text:span>to build an optimized Docker and OCI image </text:p>
      <text:p text:style-name="P7"/>
      <text:h text:style-name="P15" text:outline-level="1"><text:bookmark text:name="da63"/>Tink</text:h>
      <text:p text:style-name="P4">Tink offers cryptographic functionalities via different primitives. It provides symmetric key encryption, streaming symmetric key encryption, deterministic symmetric key encryption, digital signature, hybrid encryption, and many other encryption functionalities. </text:p>
      <text:p text:style-name="P4"/>
      <text:h text:style-name="P15" text:outline-level="1"><text:bookmark text:name="36b6"/>ANTLR 4</text:h>
      <text:p text:style-name="P1">It is a powerful parser generator for reading, processing, executing, or translating structured text or binary files. access to language processing primitives like lexers, grammars, parsers </text:p>
      <text:h text:style-name="P15" text:outline-level="1"><text:bookmark text:name="f90b"/>Caffeine</text:h>
      <text:p text:style-name="P1">high-performance, near-optimal caching library based on Java </text:p>
      <text:p text:style-name="P8"/>
      <text:h text:style-name="P14" text:outline-level="1"><text:bookmark text:name="62cc"/>Metrics</text:h>
      <text:p text:style-name="P8">Metrics from the Dropwizard framework is a simple yet compelling Java library that provides insight into your application and JVMs KPI, e.g., rate of events, pending jobs, service health check, and more. </text:p>
      <text:p text:style-name="P8"/>
      <text:h text:style-name="P14" text:outline-level="1"><text:bookmark text:name="a196"/>gRPC-Java</text:h>
      <text:p text:style-name="P8"/>
      <text:p text:style-name="P8">a modern Remote Procedure Call system in 2015. </text:p>
      <text:p text:style-name="P8"/>
      <text:h text:style-name="P14" text:outline-level="1"><text:bookmark text:name="e6ae"/>Java WebSocket</text:h>
      <text:p text:style-name="P8">WebSocket is a bi-directional communication protocol over a single TCP connection. Java WebSocket is a barebone WebSocket server and client implementation in Java </text:p>
      <text:p text:style-name="P8"/>
      <text:h text:style-name="P14" text:outline-level="1"><text:bookmark text:name="aaba"/><text:soft-page-break/>JJWT</text:h>
      <text:p text:style-name="P8">JSON Web Token (JWT) is the de-facto Authorization and secure Information exchange format in modern software development. </text:p>
      <text:p text:style-name="P8"/>
      <text:h text:style-name="P15" text:outline-level="1"><text:bookmark text:name="78b0"/>Swagger-Core</text:h>
      <text:p text:style-name="P8">OpenAPI is the specification for machine-readable interface files for describing, producing, consuming, and visualizing RESTful web services. </text:p>
      <text:p text:style-name="P8"/>
      <text:h text:style-name="P15" text:outline-level="1"><text:bookmark text:name="848b"/>Springfox</text:h>
      <text:p text:style-name="P8">Springfox library can automatically generate REST API documentation from the source code. </text:p>
      <text:p text:style-name="P8"/>
      <text:h text:style-name="P15" text:outline-level="1"><text:bookmark text:name="2a2d"/>Async Http Client</text:h>
      <text:p text:style-name="P8">offers asynchronous HTTP response processing. As a bonus feature, this library also supports the WebSocket protocol. </text:p>
      <text:p text:style-name="P8"/>
      <text:h text:style-name="P14" text:outline-level="1"><text:bookmark text:name="a086"/>Apache HTTPComponents</text:h>
      <text:p text:style-name="P8">toolset of Java components focused on HTTP and associated protocol </text:p>
      <text:p text:style-name="P8"/>
      <text:h text:style-name="P15" text:outline-level="1"><text:bookmark text:name="7bad"/>Liquibase</text:h>
      <text:p text:style-name="P8">supports tracking, version controlling, and deployment of SQL database changes in Java Applications. </text:p>
      <text:p text:style-name="P8"/>
      <text:h text:style-name="P14" text:outline-level="1"><text:bookmark text:name="e6d2"/>JavaCV</text:h>
      <text:p text:style-name="P8">computer vision and machine learning software library </text:p>
      <text:h text:style-name="P14" text:outline-level="1"><text:bookmark text:name="7d56"/>Wiremock</text:h>
      <text:p text:style-name="P1">Wiremock is a simulator for REST API and enables developers to write code against an API that does not exist or incomplete. </text:p>
      <text:p text:style-name="P8"/>
      <text:h text:style-name="P14" text:outline-level="1"><text:bookmark text:name="b4fa"/>MapStruct</text:h>
      <text:p text:style-name="P8">you often need to convert one type of POJO to another type of POJO. </text:p>
      <text:p text:style-name="P8"/>
      <text:h text:style-name="P14" text:outline-level="1"><text:bookmark text:name="5c54"/>AssertJ</text:h>
      <text:p text:style-name="P8">TDD <text:s/>for test in Junit </text:p>
      <text:p text:style-name="P8"/>
      <text:p text:style-name="P9">Jhipster</text:p>
      <text:p text:style-name="P8">application generator, made for modern full-stack developers </text:p>
      <text:p text:style-name="P8"/>
      <text:p text:style-name="P7"><text:span text:style-name="T6">List of 100 java libs<text:line-break/></text:span><text:a xlink:type="simple" xlink:href="https://docs.google.com/spreadsheets/d/1QXw5TILFQCBoB0wxhNAoKabRbUm9C6TE3mD260S_gXY/edit#gid=0" text:style-name="Internet_20_link" text:visited-style-name="Visited_20_Internet_20_Link"><text:span text:style-name="T6">https://docs.google.com/spreadsheets/d/1QXw5TILFQCBoB0wxhNAoKabRbUm9C6TE3mD260S</text:span></text:a><text:soft-page-break/><text:a xlink:type="simple" xlink:href="https://docs.google.com/spreadsheets/d/1QXw5TILFQCBoB0wxhNAoKabRbUm9C6TE3mD260S_gXY/edit#gid=0" text:style-name="Internet_20_link" text:visited-style-name="Visited_20_Internet_20_Link"><text:span text:style-name="T6">_gXY/edit#gid=0</text:span></text:a></text:p>
      <text:p text:style-name="P7"><text:span text:style-name="T6"/></text:p>
      <text:h text:style-name="P13" text:outline-level="1"><text:span text:style-name="T6">Spock </text:span></text:h>
      <text:p text:style-name="P3"><text:span text:style-name="T6">Spock is a BDD-style developer testing and specification framework for Java and </text:span><text:a xlink:type="simple" xlink:href="https://groovy-lang.org/" text:style-name="Internet_20_link" text:visited-style-name="Visited_20_Internet_20_Link"><text:span text:style-name="T6">Groovy</text:span></text:a><text:span text:style-name="T6"> applications. </text:span></text:p>
      <text:p text:style-name="P7"><text:span text:style-name="T6"/></text:p>
      <text:h text:style-name="P13" text:outline-level="1"><text:span text:style-name="T6">Retrofit</text:span></text:h>
      <text:p text:style-name="P7"><text:span text:style-name="T6">Retrofit turns your HTTP API into a Java interface. </text:span></text:p>
      <text:p text:style-name="P7"><text:span text:style-name="T6"/></text:p>
      <text:h text:style-name="P13" text:outline-level="1"><text:span text:style-name="T6">MBassador</text:span></text:h>
      <text:p text:style-name="P7"><text:span text:style-name="T6">MBassador is a light-weight, high-performance event bus implementing the </text:span><text:a xlink:type="simple" xlink:href="https://en.wikipedia.org/wiki/Publish-subscribe_pattern" text:style-name="Internet_20_link" text:visited-style-name="Visited_20_Internet_20_Link"><text:span text:style-name="T6">publish subscribe pattern</text:span></text:a><text:span text:style-name="T6">. </text:span></text:p>
      <text:p text:style-name="P7"><text:span text:style-name="T6"/></text:p>
      <text:h text:style-name="P16" text:outline-level="3"><text:bookmark text:name="6-dropwizard"/><text:span text:style-name="T6">Dropwizard</text:span></text:h>
      <text:p text:style-name="P7"><text:span text:style-name="T6">This light-weight framework lets you complete your application very fast because of it's out of the box support for advanced configurations, logging, application metrics and much more. You can create RESTful web applications that give high performance, are stable and reliable. </text:span></text:p>
      <text:p text:style-name="P7"><text:span text:style-name="T6"/></text:p>
      <text:h text:style-name="P16" text:outline-level="3"><text:bookmark text:name="7-grails"/><text:span text:style-name="T6">Grails</text:span></text:h>
      <text:p text:style-name="P7"><text:span text:style-name="T6">Grails is an easy to learn full-stack framework much suitable for those who are just beginning their programming career </text:span></text:p>
      <text:p text:style-name="P7"><text:span text:style-name="T6"/></text:p>
      <text:p text:style-name="P11"><text:span text:style-name="T6">ATG</text:span></text:p>
      <text:p text:style-name="P7"><text:span text:style-name="T6">ATG is a web commerce platform written in Java. It is a customizable and configurable framework, particularly useful for websites related to e-commerce </text:span></text:p>
      <text:p text:style-name="P7"><text:span text:style-name="T6"/></text:p>
      <text:h text:style-name="P16" text:outline-level="3"><text:bookmark text:name="14-openxava"/><text:span text:style-name="T6">OpenXava</text:span></text:h>
      <text:p text:style-name="P7"><text:span text:style-name="T6">A low-code platform for developing web applications in a fast manner</text:span></text:p>
      <text:p text:style-name="P7"><text:span text:style-name="T6"/></text:p>
      <text:h text:style-name="P16" text:outline-level="3"><text:bookmark text:name="15-vert-x"/><text:span text:style-name="T6">Vert.X</text:span></text:h>
      <text:p text:style-name="P7"><text:span text:style-name="T6">Vert.x is an event-driven application framework that uses many languages like Java, JS, Groovy, Scala and more. It is thus polyglot in nature. It relies upon the asynchronous programming model thus making the applications non-blocking and free from multi-threading. </text:span></text:p>
      <text:p text:style-name="P7"><text:span text:style-name="T6"/></text:p>
      <text:p text:style-name="P10"><text:span text:style-name="T6">Jersey </text:span></text:p>
      <text:p text:style-name="P7"><text:span text:style-name="T6">Jersey is a web services framework to create </text:span><text:a xlink:type="simple" xlink:href="https://en.wikipedia.org/wiki/Representational_state_transfer" office:target-frame-name="_blank" xlink:show="new" text:style-name="Internet_20_link" text:visited-style-name="Visited_20_Internet_20_Link"><text:span text:style-name="T6">RESTful services</text:span></text:a><text:span text:style-name="T6"> and supports JAX-RS APIs. It greatly simplifies the development of RESTful services through useful features and utility functions. Jersey provides a sort of abstraction layer so that developers need not worry about the low-level implementation of client-server communication and can concentrate on the main web service functionality. </text:span></text:p>
      <text:p text:style-name="P7"><text:span text:style-name="T6"/></text:p>
      <text:p text:style-name="P7"><text:span text:style-name="T6">Drools</text:span></text:p>
      <text:p text:style-name="P7"><text:span text:style-name="T6">Drools is a popular Business Rules Management System. It has a Business Rules Engine (BRE), </text:span><text:soft-page-break/><text:span text:style-name="T6">authoring, a rules management application and runtime support for Decision and Notation models </text:span></text:p>
      <text:p text:style-name="P7"><text:span text:style-name="T6"/></text:p>
      <text:p text:style-name="P7"><text:span text:style-name="T6"/></text:p>
      <text:p text:style-name="P7"><text:span text:style-name="T6">Apachr Mina</text:span></text:p>
      <text:p text:style-name="P7"><text:span text:style-name="T6">Apache Mina is a network application framework with which developers can easily create highly scalable and performant network applications. Whether you use TCP/IP, UDP, LDAP, NTP, DNS etc… or a custom protocol, </text:span></text:p>
      <text:p text:style-name="P7"><text:span text:style-name="T6"/></text:p>
      <text:p text:style-name="P7"><text:span text:style-name="T6"/></text:p>
      <text:h text:style-name="P16" text:outline-level="3"><text:span text:style-name="T6">iText</text:span></text:h>
      <text:p text:style-name="P7"><text:span text:style-name="T6">iText is a Java open source library used for the creation and manipulation of PDF files in Java </text:span></text:p>
      <text:p text:style-name="P7"><text:span text:style-name="T6"/></text:p>
      <text:h text:style-name="P12" text:outline-level="2"><text:bookmark text:name="tapestry-component-oriented-framework-for-highly-scalable-apps"/><text:span text:style-name="T6">Tapestry</text:span></text:h>
      <text:p text:style-name="P7"><text:span text:style-name="T6">s a component-based Java framework with which you can create scalable web applications. Its focus on reusable components makes it architecturally similar to JavaServer Faces and the Wicket framew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23T14:44:27.82</meta:creation-date>
    <dc:date>2020-12-23T16:40:11.73</dc:date>
    <meta:editing-duration>PT1H55M29S</meta:editing-duration>
    <meta:editing-cycles>35</meta:editing-cycles>
    <meta:generator>OpenOffice/4.1.7$Win32 OpenOffice.org_project/417m1$Build-9800</meta:generator>
    <meta:document-statistic meta:table-count="0" meta:image-count="0" meta:object-count="0" meta:page-count="6" meta:paragraph-count="109" meta:word-count="909" meta:character-count="6501"/>
  </office:meta>
</office:document-meta>
</file>